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vasiveEsqlQuery.PervasiveEsqlQuery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vasiveEsqlQuery.prepar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vasiveEsqlQuery.prepar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vasiveEsqlQuery.Pervasive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vasiveEsqlQuery.newInstance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